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16bba" officeooo:paragraph-rsid="00116bba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16bba" officeooo:paragraph-rsid="00116bba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e2e4eb" officeooo:paragraph-rsid="00e2e4eb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14b1f" officeooo:paragraph-rsid="00414b1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14b1f" officeooo:paragraph-rsid="0050b7a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d98cf" officeooo:paragraph-rsid="004d98c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66321" officeooo:paragraph-rsid="00566321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26655" officeooo:paragraph-rsid="0050b7a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6bba" officeooo:paragraph-rsid="00116bba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6bba" officeooo:paragraph-rsid="00123065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586e" officeooo:paragraph-rsid="00271c20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ce1cc" officeooo:paragraph-rsid="00323db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6a24" officeooo:paragraph-rsid="0034347a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a7b0a" officeooo:paragraph-rsid="00116bba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368d9" officeooo:paragraph-rsid="005368d9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5c2b6" officeooo:paragraph-rsid="005368d9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7535b8" officeooo:paragraph-rsid="007535b8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6bba" officeooo:paragraph-rsid="00116bb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6bba" officeooo:paragraph-rsid="001c41f3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6bba" officeooo:paragraph-rsid="001fe08c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6bba" officeooo:paragraph-rsid="00271c20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6bba" officeooo:paragraph-rsid="0034347a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6bba" officeooo:paragraph-rsid="0058d5e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6a24" officeooo:paragraph-rsid="00176a2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6a24" officeooo:paragraph-rsid="00116bba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1a4c" officeooo:paragraph-rsid="0055c2b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7f62" officeooo:paragraph-rsid="00116bba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7f62" officeooo:paragraph-rsid="0034347a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d547" officeooo:paragraph-rsid="0058d5ef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3426" officeooo:paragraph-rsid="0034347a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b2ff" officeooo:paragraph-rsid="0034347a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f922" officeooo:paragraph-rsid="0058f922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a067c" officeooo:paragraph-rsid="005c303c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c303c" officeooo:paragraph-rsid="005c303c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c303c" officeooo:paragraph-rsid="006fa89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dc54b" officeooo:paragraph-rsid="005dc54b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68bc8c" officeooo:paragraph-rsid="0068bc8c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66c07c" officeooo:paragraph-rsid="005dc54b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7ebe9e" officeooo:paragraph-rsid="007ebe9e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officeooo:rsid="000b1a4c" officeooo:paragraph-rsid="0055c2b6" style:font-size-asian="14pt" style:font-size-complex="14pt"/>
    </style:style>
    <style:style style:name="P41" style:family="paragraph" style:parent-style-name="Standard">
      <style:text-properties fo:font-size="14pt" officeooo:rsid="000c70a9" officeooo:paragraph-rsid="0055c2b6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17f62" officeooo:paragraph-rsid="00123065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58f922" officeooo:paragraph-rsid="0058f922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7a672a" officeooo:paragraph-rsid="007a672a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3da018" officeooo:paragraph-rsid="003da018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55c2b6" officeooo:paragraph-rsid="0055c2b6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16bba" officeooo:paragraph-rsid="00116bba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16bba" officeooo:paragraph-rsid="00123065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16bba" officeooo:paragraph-rsid="00323db9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16bba" officeooo:paragraph-rsid="0034347a" style:font-size-asian="14pt" style:font-weight-asian="normal" style:font-size-complex="16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6bba" officeooo:paragraph-rsid="00116bba" style:font-size-asian="14pt" style:font-weight-asian="bold" style:font-size-complex="16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6bba" officeooo:paragraph-rsid="00e45d4c" style:font-size-asian="14pt" style:font-weight-asian="bold" style:font-size-complex="16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da018" officeooo:paragraph-rsid="003da018" style:font-size-asian="14pt" style:font-weight-asian="bold" style:font-size-complex="16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14b1f" officeooo:paragraph-rsid="00414b1f" style:font-size-asian="14pt" style:font-weight-asian="bold" style:font-size-complex="16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14b1f" officeooo:paragraph-rsid="00e45d4c" style:font-size-asian="14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414b1f" officeooo:paragraph-rsid="00116bba" style:font-size-asian="14pt" style:font-weight-asian="bold" style:font-size-complex="16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58f922" officeooo:paragraph-rsid="0058f922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58f922" officeooo:paragraph-rsid="00ea8fda" style:font-size-asian="16pt" style:font-weight-asian="bold" style:font-size-complex="16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da018" officeooo:paragraph-rsid="00e45d4c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7a672a" officeooo:paragraph-rsid="00ea8fda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16bba" officeooo:paragraph-rsid="00e45d4c" style:font-size-asian="16pt" style:font-weight-asian="normal" style:font-size-complex="16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16bba" officeooo:paragraph-rsid="00116bba" style:font-size-asian="28pt" style:font-weight-asian="bold" style:font-size-complex="28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76a24" style:font-size-asian="12.25pt" style:font-size-complex="14pt"/>
    </style:style>
    <style:style style:name="T3" style:family="text">
      <style:text-properties fo:font-size="14pt" officeooo:rsid="002ce1cc" style:font-size-asian="12.25pt" style:font-size-complex="14pt"/>
    </style:style>
    <style:style style:name="T4" style:family="text">
      <style:text-properties fo:font-size="14pt" officeooo:rsid="0030f671" style:font-size-asian="12.25pt" style:font-size-complex="14pt"/>
    </style:style>
    <style:style style:name="T5" style:family="text">
      <style:text-properties fo:font-size="14pt" officeooo:rsid="00394527" style:font-size-asian="12.25pt" style:font-size-complex="14pt"/>
    </style:style>
    <style:style style:name="T6" style:family="text">
      <style:text-properties fo:font-size="14pt" officeooo:rsid="003a7b0a" style:font-size-asian="12.25pt" style:font-size-complex="14pt"/>
    </style:style>
    <style:style style:name="T7" style:family="text">
      <style:text-properties fo:font-size="14pt" officeooo:rsid="00414b1f" style:font-size-asian="12.25pt" style:font-size-complex="14pt"/>
    </style:style>
    <style:style style:name="T8" style:family="text">
      <style:text-properties fo:font-size="14pt" officeooo:rsid="0085deea" style:font-size-asian="12.25pt" style:font-size-complex="14pt"/>
    </style:style>
    <style:style style:name="T9" style:family="text">
      <style:text-properties fo:font-size="14pt" officeooo:rsid="00918fbd" style:font-size-asian="12.25pt" style:font-size-complex="14pt"/>
    </style:style>
    <style:style style:name="T10" style:family="text">
      <style:text-properties fo:font-size="14pt" officeooo:rsid="0094473d" style:font-size-asian="12.25pt" style:font-size-complex="14pt"/>
    </style:style>
    <style:style style:name="T11" style:family="text">
      <style:text-properties fo:font-size="14pt" officeooo:rsid="00b01dcd" style:font-size-asian="12.25pt" style:font-size-complex="14pt"/>
    </style:style>
    <style:style style:name="T12" style:family="text">
      <style:text-properties fo:font-size="14pt" officeooo:rsid="00b160ba" style:font-size-asian="12.25pt" style:font-size-complex="14pt"/>
    </style:style>
    <style:style style:name="T13" style:family="text">
      <style:text-properties fo:font-size="14pt" officeooo:rsid="00d2daff" style:font-size-asian="12.25pt" style:font-size-complex="14pt"/>
    </style:style>
    <style:style style:name="T14" style:family="text">
      <style:text-properties fo:font-size="14pt" officeooo:rsid="00d41ccb" style:font-size-asian="12.25pt" style:font-size-complex="14pt"/>
    </style:style>
    <style:style style:name="T15" style:family="text">
      <style:text-properties fo:font-size="14pt" officeooo:rsid="00d49287" style:font-size-asian="12.25pt" style:font-size-complex="14pt"/>
    </style:style>
    <style:style style:name="T16" style:family="text">
      <style:text-properties fo:font-size="14pt" officeooo:rsid="00d737f4" style:font-size-asian="12.25pt" style:font-size-complex="14pt"/>
    </style:style>
    <style:style style:name="T17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18" style:family="text">
      <style:text-properties fo:font-size="14pt" style:text-underline-style="solid" style:text-underline-width="auto" style:text-underline-color="font-color" officeooo:rsid="00117f62" style:font-size-asian="12.25pt" style:font-size-complex="14pt"/>
    </style:style>
    <style:style style:name="T19" style:family="text">
      <style:text-properties fo:font-size="14pt" style:text-underline-style="solid" style:text-underline-width="auto" style:text-underline-color="font-color" officeooo:rsid="0035ad43" style:font-size-asian="12.25pt" style:font-size-complex="14pt"/>
    </style:style>
    <style:style style:name="T20" style:family="text">
      <style:text-properties fo:font-size="14pt" officeooo:rsid="00117f62" style:font-size-complex="14pt"/>
    </style:style>
    <style:style style:name="T21" style:family="text">
      <style:text-properties fo:font-size="14pt" officeooo:rsid="00882056" style:font-size-complex="14pt"/>
    </style:style>
    <style:style style:name="T22" style:family="text">
      <style:text-properties officeooo:rsid="001c41f3"/>
    </style:style>
    <style:style style:name="T23" style:family="text">
      <style:text-properties officeooo:rsid="001fe08c"/>
    </style:style>
    <style:style style:name="T24" style:family="text">
      <style:text-properties officeooo:rsid="0023f9a1"/>
    </style:style>
    <style:style style:name="T25" style:family="text">
      <style:text-properties officeooo:rsid="00240e35"/>
    </style:style>
    <style:style style:name="T26" style:family="text">
      <style:text-properties officeooo:rsid="00394527"/>
    </style:style>
    <style:style style:name="T27" style:family="text">
      <style:text-properties officeooo:rsid="00414b1f"/>
    </style:style>
    <style:style style:name="T28" style:family="text">
      <style:text-properties officeooo:rsid="00426655"/>
    </style:style>
    <style:style style:name="T29" style:family="text">
      <style:text-properties officeooo:rsid="004ea487"/>
    </style:style>
    <style:style style:name="T30" style:family="text">
      <style:text-properties officeooo:rsid="0017f567"/>
    </style:style>
    <style:style style:name="T31" style:family="text">
      <style:text-properties officeooo:rsid="001158d4"/>
    </style:style>
    <style:style style:name="T32" style:family="text">
      <style:text-properties officeooo:rsid="000c70a9"/>
    </style:style>
    <style:style style:name="T33" style:family="text">
      <style:text-properties officeooo:rsid="000ddcf1"/>
    </style:style>
    <style:style style:name="T34" style:family="text">
      <style:text-properties officeooo:rsid="00120837"/>
    </style:style>
    <style:style style:name="T35" style:family="text">
      <style:text-properties officeooo:rsid="000e5d38"/>
    </style:style>
    <style:style style:name="T36" style:family="text">
      <style:text-properties officeooo:rsid="00149737"/>
    </style:style>
    <style:style style:name="T37" style:family="text">
      <style:text-properties officeooo:rsid="00577de4"/>
    </style:style>
    <style:style style:name="T38" style:family="text">
      <style:text-properties officeooo:rsid="005f7a8a"/>
    </style:style>
    <style:style style:name="T39" style:family="text">
      <style:text-properties officeooo:rsid="005f98bb"/>
    </style:style>
    <style:style style:name="T40" style:family="text">
      <style:text-properties officeooo:rsid="00699e1a"/>
    </style:style>
    <style:style style:name="T41" style:family="text">
      <style:text-properties officeooo:rsid="006af8be"/>
    </style:style>
    <style:style style:name="T42" style:family="text">
      <style:text-properties officeooo:rsid="006fa896"/>
    </style:style>
    <style:style style:name="T43" style:family="text">
      <style:text-properties officeooo:rsid="00721ab8"/>
    </style:style>
    <style:style style:name="T44" style:family="text">
      <style:text-properties officeooo:rsid="007792ba"/>
    </style:style>
    <style:style style:name="T45" style:family="text">
      <style:text-properties officeooo:rsid="007ab3c6"/>
    </style:style>
    <style:style style:name="T46" style:family="text">
      <style:text-properties officeooo:rsid="007ebe9e"/>
    </style:style>
    <style:style style:name="T47" style:family="text">
      <style:text-properties officeooo:rsid="007efdee"/>
    </style:style>
    <style:style style:name="T48" style:family="text">
      <style:text-properties officeooo:rsid="00827f87"/>
    </style:style>
    <style:style style:name="T49" style:family="text">
      <style:text-properties officeooo:rsid="00832e9d"/>
    </style:style>
    <style:style style:name="T50" style:family="text">
      <style:text-properties officeooo:rsid="0083f77a"/>
    </style:style>
    <style:style style:name="T51" style:family="text">
      <style:text-properties officeooo:rsid="00875885"/>
    </style:style>
    <style:style style:name="T52" style:family="text">
      <style:text-properties officeooo:rsid="00896b38"/>
    </style:style>
    <style:style style:name="T53" style:family="text">
      <style:text-properties officeooo:rsid="0089af26"/>
    </style:style>
    <style:style style:name="T54" style:family="text">
      <style:text-properties officeooo:rsid="009a9867"/>
    </style:style>
    <style:style style:name="T55" style:family="text">
      <style:text-properties officeooo:rsid="009f381e"/>
    </style:style>
    <style:style style:name="T56" style:family="text">
      <style:text-properties officeooo:rsid="00a5216d"/>
    </style:style>
    <style:style style:name="T57" style:family="text">
      <style:text-properties officeooo:rsid="00a7eb32"/>
    </style:style>
    <style:style style:name="T58" style:family="text">
      <style:text-properties officeooo:rsid="00a9a5e2"/>
    </style:style>
    <style:style style:name="T59" style:family="text">
      <style:text-properties officeooo:rsid="00ab9db8"/>
    </style:style>
    <style:style style:name="T60" style:family="text">
      <style:text-properties officeooo:rsid="00adc0bd"/>
    </style:style>
    <style:style style:name="T61" style:family="text">
      <style:text-properties officeooo:rsid="00b21062"/>
    </style:style>
    <style:style style:name="T62" style:family="text">
      <style:text-properties officeooo:rsid="00b2cb76"/>
    </style:style>
    <style:style style:name="T63" style:family="text">
      <style:text-properties officeooo:rsid="00b363e7"/>
    </style:style>
    <style:style style:name="T64" style:family="text">
      <style:text-properties officeooo:rsid="00b412b3"/>
    </style:style>
    <style:style style:name="T65" style:family="text">
      <style:text-properties officeooo:rsid="00b4487e"/>
    </style:style>
    <style:style style:name="T66" style:family="text">
      <style:text-properties officeooo:rsid="00b9aecf"/>
    </style:style>
    <style:style style:name="T67" style:family="text">
      <style:text-properties officeooo:rsid="00c1a643"/>
    </style:style>
    <style:style style:name="T68" style:family="text">
      <style:text-properties officeooo:rsid="00c1ec65"/>
    </style:style>
    <style:style style:name="T69" style:family="text">
      <style:text-properties officeooo:rsid="00c271de"/>
    </style:style>
    <style:style style:name="T70" style:family="text">
      <style:text-properties officeooo:rsid="00c5b090"/>
    </style:style>
    <style:style style:name="T71" style:family="text">
      <style:text-properties officeooo:rsid="00c5c665"/>
    </style:style>
    <style:style style:name="T72" style:family="text">
      <style:text-properties officeooo:rsid="00c8170d"/>
    </style:style>
    <style:style style:name="T73" style:family="text">
      <style:text-properties officeooo:rsid="00caf5c1"/>
    </style:style>
    <style:style style:name="T74" style:family="text">
      <style:text-properties officeooo:rsid="00ccd4b7"/>
    </style:style>
    <style:style style:name="T75" style:family="text">
      <style:text-properties officeooo:rsid="00ce7914"/>
    </style:style>
    <style:style style:name="T76" style:family="text">
      <style:text-properties style:text-underline-style="none"/>
    </style:style>
    <style:style style:name="T77" style:family="text">
      <style:text-properties style:text-underline-style="none" officeooo:rsid="00117f62"/>
    </style:style>
    <style:style style:name="T78" style:family="text">
      <style:text-properties style:text-underline-style="none" officeooo:rsid="0035ad43"/>
    </style:style>
    <style:style style:name="T79" style:family="text">
      <style:text-properties officeooo:rsid="003a7b0a"/>
    </style:style>
    <style:style style:name="T80" style:family="text">
      <style:text-properties officeooo:rsid="00117f62"/>
    </style:style>
    <style:style style:name="T81" style:family="text">
      <style:text-properties officeooo:rsid="0035ad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2">Analyse détaillée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3">SOMMAIRE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5">I/ Outils informatique<text:span text:style-name="T48">s</text:span> utilisé<text:span text:style-name="T49">s</text:span></text:p>
      <text:p text:style-name="P52">I<text:span text:style-name="T27">I</text:span> / Interface utilisateur</text:p>
      <text:p text:style-name="P61"><text:span text:style-name="T76"><text:tab/></text:span>A/ Accueil</text:p>
      <text:p text:style-name="P61"><text:span text:style-name="T76"><text:tab/></text:span>B/ Configuration</text:p>
      <text:p text:style-name="P61"><text:span text:style-name="T77"><text:tab/></text:span><text:span text:style-name="T80">C/ Gestion</text:span></text:p>
      <text:p text:style-name="P61"><text:span text:style-name="T78"><text:tab/></text:span><text:span text:style-name="T81">D/ Analyse</text:span></text:p>
      <text:p text:style-name="P59"><text:span text:style-name="T79">I</text:span>I<text:span text:style-name="T27">I</text:span>/ Persistance des données</text:p>
      <text:p text:style-name="P60">IV/ Générations aléatoire des données des capteurs <text:span text:style-name="T45">par zone</text:span> </text:p>
      <text:p text:style-name="P58">V / Gestion du temps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4">I/ Outils informatique<text:span text:style-name="T48">s</text:span> utilisé<text:span text:style-name="T49">s</text:span></text:p>
      <text:p text:style-name="P1"/>
      <text:p text:style-name="P5">Pour réaliser le projet, le langage informatique utilisé est le Java. <text:span text:style-name="T28">L</text:span>’interface graphique sera réalisée <text:span text:style-name="T28">en javaFx , en utilisant le format FXML propre à la librairie graphique. Le logiciel une fois fini devra être multi plateforme, à la fois compatible avec Linux et Windows.</text:span></text:p>
      <text:p text:style-name="P8"><text:s/></text:p>
      <text:p text:style-name="P6">Pour la persistance des données du logiciel, il sera utilisé le Système de Gestion de base de données (SGBD) SQLite, de part de <text:span text:style-name="T50">s</text:span>a simplicité et <text:span text:style-name="T29">le fait de pouvoir stocker les données dans un fichier de base de données ce qui correspond tout à fait au besoin du projet.</text:span></text:p>
      <text:p text:style-name="P6"/>
      <text:p text:style-name="P7">Pour l’envoi des mails le protocole utilisé sera le SMTP <text:span text:style-name="T37">avec connexion TLS pour la sécurisation des mails.</text:span></text:p>
      <text:p text:style-name="P6"/>
      <text:p text:style-name="P4"/>
      <text:p text:style-name="P51">I<text:span text:style-name="T27">I</text:span> / Interface utilisateur</text:p>
      <text:p text:style-name="P51"/>
      <text:p text:style-name="P47"><text:tab/><text:span text:style-name="T1">Pour répondre au besoin, l’interface utilisateur créé sera décomposé</text:span><text:span text:style-name="T8">e</text:span></text:p>
      <text:p text:style-name="P9">en 4 parties :</text:p>
      <text:p text:style-name="P9"/>
      <text:p text:style-name="P47"><text:span text:style-name="T1"><text:tab/></text:span><text:span text:style-name="T17">A/ Accueil</text:span></text:p>
      <text:p text:style-name="P9"><text:tab/></text:p>
      <text:p text:style-name="P9"><text:tab/><text:tab/>La page principal<text:span text:style-name="T51">e</text:span> du logiciel, elle permet de se diriger vers les 3 autres <text:tab/>parties. </text:p>
      <text:p text:style-name="P9"><text:tab/>Elle est composée du nom du logiciel, et de 3 boutons, un pour chaque partie.</text:p>
      <text:p text:style-name="P9"/>
      <text:p text:style-name="P47"><text:span text:style-name="T1"><text:tab/></text:span><text:span text:style-name="T17">B/ Configuration</text:span></text:p>
      <text:p text:style-name="P9"><text:tab/><text:tab/></text:p>
      <text:p text:style-name="P47"><text:span text:style-name="T1"><text:tab/><text:tab/></text:span><text:span text:style-name="T20">C’est dans cette partie que l’utilisateur va pouvoir gérer les informations <text:tab/>lié</text:span><text:span text:style-name="T21">es</text:span><text:span text:style-name="T20"> au parc. C’est-à-dire pouvoir ajouter / modifier / supprimer / afficher les <text:tab/>zones, personnes responsables, végétaux, et types d’alerte.</text:span></text:p>
      <text:p text:style-name="P18"/>
      <text:p text:style-name="P27"><text:tab/>Pour ce qui est des zones, l’utilisateur pourra définir :</text:p>
      <text:p text:style-name="P25"><text:tab/><text:tab/>- le nom</text:p>
      <text:p text:style-name="P25"><text:tab/><text:tab/>- la description</text:p>
      <text:p text:style-name="P25"><text:tab/><text:tab/>- les végétaux la composant ( ils doivent avoir été préalablement <text:tab/><text:tab/><text:tab/> <text:s/>enregistr<text:span text:style-name="T52">é</text:span> dans le logiciel)</text:p>
      <text:p text:style-name="P24"><text:tab/><text:tab/>- les personnes responsable<text:span text:style-name="T53">s</text:span> de la zone( parmi ceux déjà enregistrés)</text:p>
      <text:p text:style-name="P18"><text:tab/></text:p>
      <text:p text:style-name="P23"><text:tab/></text:p>
      <text:p text:style-name="P29"/>
      <text:p text:style-name="P29"/>
      <text:p text:style-name="P29"><text:soft-page-break/><text:tab/>Pour la partie des personnes responsables l’utilisateur pourra définir :</text:p>
      <text:p text:style-name="P19"><text:tab/><text:tab/>- <text:span text:style-name="T22">le nom</text:span></text:p>
      <text:p text:style-name="P19"><text:tab/><text:tab/>- <text:span text:style-name="T22">le prénom</text:span></text:p>
      <text:p text:style-name="P20"><text:tab/><text:tab/>- <text:span text:style-name="T22">l’adresse émail</text:span></text:p>
      <text:p text:style-name="P20"><text:tab/></text:p>
      <text:p text:style-name="P20"><text:tab/><text:span text:style-name="T23">Pour la partie concernant les végétaux l’utilisateur devra avoir la <text:tab/>possibilité d’ajouter les espèces végétales et les végétaux.</text:span></text:p>
      <text:p text:style-name="P20"/>
      <text:p text:style-name="P20"><text:tab/><text:span text:style-name="T24">Pour les espèces végétales, il aura la possibilité de définir le nom et la <text:tab/>description de l’espèce végétale.</text:span></text:p>
      <text:p text:style-name="P20"/>
      <text:p text:style-name="P21"><text:tab/><text:span text:style-name="T25">Pour ce qui est des végétaux, il faudra que l’utilisateur puisse renseigner <text:tab/>l’espèce végétal , qui sera préalablement déjà ajoutée dans le logiciel, mais <text:tab/>aussi le nom et une description du végétal.</text:span></text:p>
      <text:p text:style-name="P11"><text:tab/></text:p>
      <text:p text:style-name="P48"><text:span text:style-name="T1"><text:tab/></text:span><text:span text:style-name="T3">L’utilisateur a aussi la possibilité </text:span><text:span text:style-name="T9">de </text:span><text:span text:style-name="T3">définir des messages d’alertes en <text:tab/>définissant des types d’alerte correspondant à un capteur d’une zone </text:span><text:span text:style-name="T13">précise</text:span><text:span text:style-name="T3">.</text:span></text:p>
      <text:p text:style-name="P12"><text:tab/></text:p>
      <text:p text:style-name="P49"><text:span text:style-name="T3"><text:tab/></text:span><text:span text:style-name="T4">Il devra alors pouvoir définir dans cette page, la zone concerné , le capteur de <text:tab/>la zone, le message d’alerte qui sera envoyé, </text:span><text:span text:style-name="T14">et</text:span><text:span text:style-name="T4"> si la donnée doit être inférieur</text:span><text:span text:style-name="T15">e</text:span><text:span text:style-name="T4"> <text:tab/>ou supérieur</text:span><text:span text:style-name="T16">e</text:span><text:span text:style-name="T4"> à la donnée attendu</text:span><text:span text:style-name="T10">e</text:span><text:span text:style-name="T4">.</text:span></text:p>
      <text:p text:style-name="P10"/>
      <text:p text:style-name="P48"><text:span text:style-name="T1"><text:tab/></text:span><text:span text:style-name="T18">C/ Gestion</text:span></text:p>
      <text:p text:style-name="P42"/>
      <text:p text:style-name="P28"><text:tab/><text:tab/>Dans cette partie l’utilisateur va pouvoir, pour chaque zone et chaque <text:tab/>capteur associé à celle-ci, saisir les données qu’il attend compris entre <text:span text:style-name="T54">deux</text:span> <text:tab/>date<text:span text:style-name="T56">s</text:span> <text:span text:style-name="T55">composées</text:span> de l’année, du mois, du jour, de l’heure, des minutes et des <text:tab/>secondes.</text:p>
      <text:p text:style-name="P30"><text:tab/>Il aura aussi la possibilité de renseigner une marge pour la valeur renseigné<text:span text:style-name="T57">e</text:span></text:p>
      <text:p text:style-name="P31"><text:tab/></text:p>
      <text:p text:style-name="P31"><text:tab/>Dans la même page, il y <text:span text:style-name="T59">sera</text:span> affich<text:span text:style-name="T58">é</text:span> un graphique composé de 3 courbes , une <text:tab/>pour la marge supérieur<text:span text:style-name="T60">e</text:span> , une pour la marge inférieur<text:span text:style-name="T60">e</text:span> et une pour la valeur <text:tab/>attendue, permettant ainsi de représenter graphiquement les valeurs saisies par <text:tab/>l’utilisateur.</text:p>
      <text:p text:style-name="P22"/>
      <text:p text:style-name="P22"><text:tab/><text:span text:style-name="T26">Grâce à une barre glissante ( slider ) l’utilisateur pourra se déplacer dans le <text:tab/>graphique, il aura aussi l’occasion de grossir ou de réduire la plage de temps du <text:tab/>graphique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50"><text:span text:style-name="T2"><text:tab/></text:span><text:span text:style-name="T19">D/ Analyse</text:span></text:p>
      <text:p text:style-name="P9"><text:s/></text:p>
      <text:p text:style-name="P47"><text:span text:style-name="T1"><text:tab/><text:tab/></text:span><text:span text:style-name="T5">C’est le cœur du logiciel, </text:span><text:span text:style-name="T6">dans cette partie l’utilisateur pourra analyser <text:tab/>les données reçu</text:span><text:span text:style-name="T11">es</text:span><text:span text:style-name="T6"> par rapport aux données attendues. Le graphique sera le <text:tab/>même que dans la partie gestion, avec une courbe en plus, celle des données <text:tab/>reçu</text:span><text:span text:style-name="T12">es</text:span><text:span text:style-name="T6">.</text:span></text:p>
      <text:p text:style-name="P14"/>
      <text:p text:style-name="P14"/>
      <text:p text:style-name="P53"><text:span text:style-name="T6">I</text:span><text:span text:style-name="T1">I</text:span><text:span text:style-name="T7">I</text:span><text:span text:style-name="T1">/ Persistance des données</text:span></text:p>
      <text:p text:style-name="P45"/>
      <text:p text:style-name="P15">La conception d’une base de donnée<text:span text:style-name="T61">s</text:span> doit être réalis<text:span text:style-name="T62">ée</text:span> dans le but de garder en mémoire les données de l’utilisateur et des capteurs.</text:p>
      <text:p text:style-name="P15"/>
      <text:p text:style-name="P17">Voir annexe 1 pour le MCD de la base de donnée<text:span text:style-name="T44">s et annexe 2 pour le dictionnaire des données</text:span>.</text:p>
      <text:p text:style-name="P16"/>
      <text:p text:style-name="P46">Les règles de gestion de cette base de donnée<text:span text:style-name="T63">s</text:span> sont : </text:p>
      <text:p text:style-name="P40"/>
      <text:p text:style-name="P40">- Une espèce végétale peu<text:span text:style-name="T64">t-</text:span>être l’espèce de plusieurs végétaux <text:span text:style-name="T31">et u</text:span>n végétal appartient <text:span text:style-name="T65">à</text:span> une seule espèce</text:p>
      <text:p text:style-name="P40"/>
      <text:p text:style-name="P40">- <text:span text:style-name="T31">U</text:span>ne zone contient plusieurs végétaux, ou n'en contient pas <text:span text:style-name="T31">et un végétal peut-être dans plusieurs zones.</text:span></text:p>
      <text:p text:style-name="P40"/>
      <text:p text:style-name="P40">- Une zone <text:span text:style-name="T32">historise plusieurs données et une donnée historisée appartient à une zone.</text:span></text:p>
      <text:p text:style-name="P40"/>
      <text:p text:style-name="P40">- <text:span text:style-name="T32">Une zone attend plusieurs données et une donnée attendu appartient à une zone.</text:span></text:p>
      <text:p text:style-name="P41"/>
      <text:p text:style-name="P40">- Une alerte <text:span text:style-name="T33">se déroule dans une zone et u</text:span>ne zone peux avoir plusieurs alertes <text:span text:style-name="T33">ou aucune</text:span>.</text:p>
      <text:p text:style-name="P40"/>
      <text:p text:style-name="P40">- Une alerte <text:span text:style-name="T33">n’est du qu’à un seul</text:span> type d'alerte <text:span text:style-name="T34">et u</text:span>n type d'alerte peut concerner plusieurs alerte<text:span text:style-name="T66">s</text:span>.</text:p>
      <text:p text:style-name="P40"/>
      <text:p text:style-name="P40">- <text:span text:style-name="T33">Un capteur peut-être concerné par plusieurs types d’alerte et un type d’alerte est concerné par un capteur.</text:span></text:p>
      <text:p text:style-name="P40"/>
      <text:p text:style-name="P40">- <text:span text:style-name="T35">Une zone peut correspondre à plusieurs types d’alerte et un type d’alerte correspond à une zone.</text:span></text:p>
      <text:p text:style-name="P40"/>
      <text:p text:style-name="P40">- Une alerte envoie un message à potentiellement plusieurs personnes responsables <text:span text:style-name="T36">et u</text:span>ne personne responsable peu<text:span text:style-name="T67">t-être concerner par </text:span>plusieurs alertes.</text:p>
      <text:p text:style-name="P40"/>
      <text:p text:style-name="P40"><text:soft-page-break/>- Une personne responsable peu<text:span text:style-name="T68">t-être responsable de plusieurs zones et une zone possède plusieurs personnes responsables.</text:span></text:p>
      <text:p text:style-name="P40"/>
      <text:p text:style-name="P40"/>
      <text:p text:style-name="P40">- Un capteur peu<text:span text:style-name="T69">t</text:span> concerner plusieurs donnée<text:span text:style-name="T69">s</text:span> reçu<text:span text:style-name="T69">es</text:span> <text:span text:style-name="T30">et u</text:span>ne donnée de capteur reçu appartient à un seul capteur à une date donnée</text:p>
      <text:p text:style-name="P40"/>
      <text:p text:style-name="P26">- Un capteur peu<text:span text:style-name="T69">t</text:span> concerner plusieurs donnée<text:span text:style-name="T69">s</text:span> attendu<text:span text:style-name="T69">es</text:span> <text:span text:style-name="T30">et u</text:span>ne donnée de capteur attendu appartient à un seul capteur à une date donnée</text:p>
      <text:p text:style-name="P26"/>
      <text:p text:style-name="P44">IV/ Générations aléatoire des données des capteurs <text:span text:style-name="T45">par zone</text:span> </text:p>
      <text:p text:style-name="P26"/>
      <text:p text:style-name="P26"><text:tab/><text:span text:style-name="T46">Pour tester le dispositif en situation réelle une génération aléatoire des données sera effectuée, avec possibilité de définir un compte à rebours pour le déclenchement de données anormales.</text:span></text:p>
      <text:p text:style-name="P39">Pour cela un programme complètement indépendant sera fait. Il remplira alors la base de données ( <text:span text:style-name="T70">l</text:span>a table concernant les données reçu<text:span text:style-name="T47">es</text:span> ). <text:s/></text:p>
      <text:p text:style-name="P26"/>
      <text:p text:style-name="P57">V / Gestion du temps</text:p>
      <text:p text:style-name="P43"/>
      <text:p text:style-name="P32"><text:tab/>Dû à un temps de conception / développement très court ( 3 semaines ) <text:span text:style-name="T71">ett un manque de main d’œuvre ( une personne ). </text:span></text:p>
      <text:p text:style-name="P33"/>
      <text:p text:style-name="P34">La gestion du projet c’est fait de manière à maximiser le temps réservé pour le développement du projet (interface et liaison avec la base de donnée ), et minimiser le temps de réflexion ( conception logiciel ).</text:p>
      <text:p text:style-name="P33"/>
      <text:p text:style-name="P34">En effet, le développement du projet <text:span text:style-name="T72">a</text:span> amené des questions sur les fonctionnalités</text:p>
      <text:p text:style-name="P35">du logiciel. </text:p>
      <text:p text:style-name="P35"/>
      <text:p text:style-name="P35"><text:span text:style-name="T42">La conception finale de chaque module du logiciel c’est faite au fur et à mesure de la production du logiciel , lors de l’ajout des fonctionnalités</text:span>.</text:p>
      <text:p text:style-name="P36"/>
      <text:p text:style-name="P36">Une première production du <text:span text:style-name="T43">cahier</text:span> des charges, <text:span text:style-name="T38">conception de la base de données</text:span> <text:span text:style-name="T39">et logiciel </text:span>c’est faite le premier jour du projet. <text:span text:style-name="T38">Et par la suite vont évoluer jusqu’à identifier tous les besoins réalisables et nécessaires pour le projet.</text:span></text:p>
      <text:p text:style-name="P38"/>
      <text:p text:style-name="P37">Le<text:span text:style-name="T73">s</text:span> jeux de test s’effectuer<text:span text:style-name="T74">ont</text:span> à la fin du projet, <text:span text:style-name="T41">par manque de temps aucun test unitaire sur la base de donnée ne sera effectué , ceux-ci seront validés lors du test des fonctionnalités de l’interface graphique</text:span>.</text:p>
      <text:p text:style-name="P37"/>
      <text:p text:style-name="P37">Cela consistera <text:span text:style-name="T75">à</text:span> test<text:span text:style-name="T40">er point à points toutes les fonctionnalités du logiciel afin de s’assurer que celui-ci fonctionne bi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04:47:39.005576628</meta:creation-date>
    <dc:date>2017-04-13T19:38:28.534574626</dc:date>
    <meta:editing-duration>PT2H51M42S</meta:editing-duration>
    <meta:editing-cycles>191</meta:editing-cycles>
    <meta:generator>LibreOffice/5.1.6.2$Linux_X86_64 LibreOffice_project/10m0$Build-2</meta:generator>
    <meta:document-statistic meta:table-count="0" meta:image-count="0" meta:object-count="0" meta:page-count="6" meta:paragraph-count="82" meta:word-count="1121" meta:character-count="6821" meta:non-whitespace-character-count="5683"/>
  </office:meta>
</office:document-meta>
</file>